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B0000014A0EE77719904BE6F6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erializa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kanisme untuk merubah objek ke dalam stream byte</text:p>
              </text:list-item>
              <text:list-item>
                <text:p text:style-name="P1">Biasanya digunakan untuk mengirimkan objek dalam jaringan atau pembuatan file.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ambaran Serialization</text:p>
          </draw:text-box>
        </draw:frame>
        <draw:frame draw:style-name="gr3" draw:text-style-name="P2" draw:layer="layout" svg:width="12.519cm" svg:height="11.381cm" svg:x="7.739cm" svg:y="5.397cm" presentation:class="graphic" presentation:user-transformed="true">
          <draw:image xlink:href="Pictures/100002010000016B0000014A0EE77719904BE6F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mplementasi</text:p>
          </draw:text-box>
        </draw:frame>
        <draw:frame presentation:style-name="pr7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Hanya dengan mengimplementasikan interface Serializable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Contoh Serialization pada pembuatan fi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atatan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Serializable diturunkan</text:p>
              </text:list-item>
              <text:list-item>
                <text:p>Seluruh kelas referensi harus mengimplementasikan Serializable</text:p>
              </text:list-item>
              <text:list-item>
                <text:p>Tidak boleh memiliki static member</text:p>
              </text:list-item>
              <text:list-item>
                <text:p>Jika ingin melakukan serializable dalam larik atau collection, seluruh element harus berupa objek serializabl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Buat kelas User, berisi NAMA dan PASSWORD.</text:p>
              </text:list-item>
              <text:list-item>
                <text:p>Simpan objek User ke dalam file (method save())</text:p>
              </text:list-item>
              <text:list-item>
                <text:p>Akses kembali objek User dari file (method read()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30T17:49:29.877279653</dc:date>
    <meta:editing-duration>PT16H18M9S</meta:editing-duration>
    <meta:editing-cycles>41</meta:editing-cycles>
    <meta:generator>LibreOffice/4.2.8.2$Linux_X86_64 LibreOffice_project/420m0$Build-2</meta:generator>
    <dc:creator>P Tamami</dc:creator>
    <meta:document-statistic meta:object-count="74"/>
  </office:meta>
</office:document-meta>
</file>